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33c6" officeooo:paragraph-rsid="001f33c6"/>
    </style:style>
    <style:style style:name="P2" style:family="paragraph" style:parent-style-name="Standard">
      <style:text-properties officeooo:rsid="00205454" officeooo:paragraph-rsid="00205454"/>
    </style:style>
    <style:style style:name="P3" style:family="paragraph" style:parent-style-name="Standard">
      <style:text-properties officeooo:rsid="0020dec6" officeooo:paragraph-rsid="0020de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Basic utilities:</text:p>
      <text:p text:style-name="P1"/>
      <text:p text:style-name="P1">1. getAndVerifyText(String loc, String expectedVal)</text:p>
      <text:p text:style-name="P1">2. verifyTextPresent()</text:p>
      <text:p text:style-name="P1">3. waitForElementPresent()</text:p>
      <text:p text:style-name="P1">4. IsElementPresent()</text:p>
      <text:p text:style-name="P1">5. selectFromList()</text:p>
      <text:p text:style-name="P1">6. getCurrentWindowId()</text:p>
      <text:p text:style-name="P1">7. acceptAlert()</text:p>
      <text:p text:style-name="P2">8. switchToFrame()</text:p>
      <text:p text:style-name="P2">9. switchToWindow()</text:p>
      <text:p text:style-name="P2">10. takeScreenshot()</text:p>
      <text:p text:style-name="P2"/>
      <text:p text:style-name="P2"/>
      <text:p text:style-name="P3">1. Running test cases on same brows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5T00:15:09.389241199</meta:creation-date>
    <dc:date>2015-07-27T12:10:11.660327803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32" meta:character-count="289" meta:non-whitespace-character-count="269"/>
  </office:meta>
</office:document-meta>
</file>